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2.11" calcext:value-type="float">
            <text:p>22.11</text:p>
          </table:table-cell>
          <table:table-cell table:style-name="ce1" table:formula="of:=4*PI()^2*0.28/([.B1]/20)^2" office:value-type="float" office:value="9.04482720169972" calcext:value-type="float">
            <text:p>9.04482720169972</text:p>
          </table:table-cell>
          <table:table-cell office:value-type="string" calcext:value-type="string">
            <text:p>Błąd gruby</text:p>
          </table:table-cell>
          <table:table-cell/>
          <table:table-cell office:value-type="string" calcext:value-type="string">
            <text:p>U=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.24" calcext:value-type="float">
            <text:p>21.24</text:p>
          </table:table-cell>
          <table:table-cell table:formula="of:=4*PI()^2*0.28/([.B2]/20)^2" office:value-type="float" office:value="9.80096265903803" calcext:value-type="float">
            <text:p>9.8009626590380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.44" calcext:value-type="float">
            <text:p>21.44</text:p>
          </table:table-cell>
          <table:table-cell table:formula="of:=4*PI()^2*0.28/([.B3]/20)^2" office:value-type="float" office:value="9.61896174087011" calcext:value-type="float">
            <text:p>9.6189617408701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.45" calcext:value-type="float">
            <text:p>21.45</text:p>
          </table:table-cell>
          <table:table-cell table:formula="of:=4*PI()^2*0.28/([.B4]/20)^2" office:value-type="float" office:value="9.609995102587" calcext:value-type="float">
            <text:p>9.60999510258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.3" calcext:value-type="float">
            <text:p>21.3</text:p>
          </table:table-cell>
          <table:table-cell table:formula="of:=4*PI()^2*0.28/([.B5]/20)^2" office:value-type="float" office:value="9.74582373798857" calcext:value-type="float">
            <text:p>9.7458237379885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.19" calcext:value-type="float">
            <text:p>21.19</text:p>
          </table:table-cell>
          <table:table-cell table:formula="of:=4*PI()^2*0.28/([.B6]/20)^2" office:value-type="float" office:value="9.84727000142764" calcext:value-type="float">
            <text:p>9.84727000142764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.25" calcext:value-type="float">
            <text:p>21.25</text:p>
          </table:table-cell>
          <table:table-cell table:formula="of:=4*PI()^2*0.28/([.B7]/20)^2" office:value-type="float" office:value="9.79174039404962" calcext:value-type="float">
            <text:p>9.7917403940496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.29" calcext:value-type="float">
            <text:p>21.29</text:p>
          </table:table-cell>
          <table:table-cell table:formula="of:=4*PI()^2*0.28/([.B8]/20)^2" office:value-type="float" office:value="9.75498119460163" calcext:value-type="float">
            <text:p>9.75498119460163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.31" calcext:value-type="float">
            <text:p>21.31</text:p>
          </table:table-cell>
          <table:table-cell table:formula="of:=4*PI()^2*0.28/([.B9]/20)^2" office:value-type="float" office:value="9.73667917012419" calcext:value-type="float">
            <text:p>9.7366791701241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.36" calcext:value-type="float">
            <text:p>21.36</text:p>
          </table:table-cell>
          <table:table-cell table:formula="of:=4*PI()^2*0.28/([.B10]/20)^2" office:value-type="float" office:value="9.69114881785766" calcext:value-type="float">
            <text:p>9.6911488178576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wartość tablicowa</text:p>
          </table:table-cell>
        </table:table-row>
        <table:table-row table:style-name="ro1">
          <table:table-cell/>
          <table:table-cell table:formula="of:=AVERAGE([.B2:.B10])" office:value-type="float" office:value="21.3144444444444" calcext:value-type="float">
            <text:p>21.3144444444444</text:p>
          </table:table-cell>
          <table:table-cell table:formula="of:=4*PI()^2*0.28/([.B12]/20)^2" office:value-type="float" office:value="9.73261904854408" calcext:value-type="float">
            <text:p>9.73261904854408</text:p>
          </table:table-cell>
          <table:table-cell table:formula="of:=[.C12]*(1-0.086)" office:value-type="float" office:value="8.89561381036929" calcext:value-type="float">
            <text:p>8.89561381036929</text:p>
          </table:table-cell>
          <table:table-cell table:formula="of:=[.C12]*1.086" office:value-type="float" office:value="10.5696242867189" calcext:value-type="float">
            <text:p>10.5696242867189</text:p>
          </table:table-cell>
          <table:table-cell office:value-type="float" office:value="9.811" calcext:value-type="float">
            <text:p>9.811</text:p>
          </table:table-cell>
        </table:table-row>
        <table:table-row table:style-name="ro1">
          <table:table-cell table:number-columns-repeated="3"/>
          <table:table-cell table:formula="of:=0.983*9.81" office:value-type="float" office:value="9.64323" calcext:value-type="float">
            <text:p>9.64323</text:p>
          </table:table-cell>
          <table:table-cell table:formula="of:=1.0071*9.81" office:value-type="float" office:value="9.879651" calcext:value-type="float">
            <text:p>9.87965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pl" fo:country="P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8T11:54:35.530407805</meta:creation-date>
    <dc:date>2024-02-28T13:17:18.231864739</dc:date>
    <meta:editing-duration>PT58S</meta:editing-duration>
    <meta:editing-cycles>1</meta:editing-cycles>
    <meta:document-statistic meta:table-count="1" meta:cell-count="42" meta:object-count="0"/>
    <meta:generator>LibreOffice/7.6.5.2$Linux_X86_64 LibreOffice_project/60$Build-2</meta:generator>
  </office:meta>
</office:document-meta>
</file>